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2.36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stroke="solid" svg:stroke-width="0.102cm" svg:stroke-color="#ffff00" draw:marker-start-width="0.352cm" draw:marker-end-width="0.352cm" draw:fill-color="#ffffff" draw:auto-grow-height="true" fo:min-height="6.576cm" fo:padding-top="0.05cm" fo:padding-bottom="0.05cm" fo:padding-left="0.05cm" fo:padding-right="0.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3.6cm" fo:margin-right="0cm" text:enable-numbering="tru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1.2cm" fo:margin-right="0cm" text:enable-numbering="false" fo:text-indent="-0.9cm"/>
      <style:text-properties fo:color="#ffffff"/>
    </style:style>
    <style:style style:name="P17" style:family="paragraph">
      <style:paragraph-properties fo:margin-left="2.4cm" fo:margin-right="0cm" fo:text-indent="-0.8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font-size="18pt"/>
    </style:style>
    <style:style style:name="T6" style:family="text">
      <style:text-properties fo:color="#ccccff"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font-size="20pt" fo:font-weight="bold"/>
    </style:style>
    <style:style style:name="T9" style:family="text">
      <style:text-properties fo:color="#ffff00" fo:font-size="20pt" fo:font-weight="bold"/>
    </style:style>
    <style:style style:name="T10" style:family="text">
      <style:text-properties fo:color="#ffffff" fo:font-size="24pt" fo:font-weight="normal"/>
    </style:style>
    <style:style style:name="T11" style:family="text">
      <style:text-properties fo:color="#ffffff" fo:font-size="20pt" fo:font-weight="bold"/>
    </style:style>
    <style:style style:name="T12" style:family="text">
      <style:text-properties fo:color="#ffffff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23ff23" fo:font-size="22pt"/>
    </style:style>
    <style:style style:name="T15" style:family="text">
      <style:text-properties fo:color="#ffff00" fo:font-size="22pt"/>
    </style:style>
    <style:style style:name="T16" style:family="text">
      <style:text-properties fo:color="#ffcc99" fo:font-size="22pt"/>
    </style:style>
    <style:style style:name="T17" style:family="text">
      <style:text-properties fo:color="#ffff00" fo:font-weight="bold"/>
    </style:style>
    <style:style style:name="T18" style:family="text">
      <style:text-properties fo:font-weight="bold"/>
    </style:style>
    <style:style style:name="T19" style:family="text">
      <style:text-properties fo:color="#23ff23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pointers, linked lists</presentation:footer-decl>
      <presentation:footer-decl presentation:name="ftr2">CMPTxxxx</presentation:footer-decl>
      <presentation:date-time-decl presentation:name="dtd1" presentation:source="fixed">23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M2 ch12: Pointer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3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Values are stored in <text:span text:style-name="T2">locations</text:span> in memory</text:p>
              </text:list-item>
            </text:list>
            <text:list text:style-name="L3">
              <text:list-item>
                <text:p text:style-name="P3">These locations are accessed by their addresses, which <text:span text:style-name="T2">point</text:span> to a spot in memory</text:p>
              </text:list-item>
            </text:list>
            <text:list text:style-name="L3">
              <text:list-item>
                <text:p text:style-name="P4">A <text:span text:style-name="T2">pointer</text:span> is a variable whose <text:span text:style-name="T3">value</text:span> is a memory <text:span text:style-name="T3">addres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Ptr</text:span> : <text:span text:style-name="T2">POINTER</text:span> <text:span text:style-name="T4">TO</text:span> <text:span text:style-name="T4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</text:span> : <text:span text:style-name="T4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</text:span> := 5.0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Ptr</text:span> := <text:span text:style-name="T4">SYSTEM</text:span>.<text:span text:style-name="T2">ADR</text:span> (<text:span text:style-name="T3">apple</text:span>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8" draw:id="id2" draw:layer="layout" svg:width="2.54cm" svg:height="1.27cm" svg:x="17.715cm" svg:y="14.37cm">
          <text:p text:style-name="P7"><text:span text:style-name="T5">0x3e</text:span></text:p>
        </draw:rect>
        <draw:rect draw:style-name="gr2" draw:text-style-name="P8" draw:id="id4" draw:layer="layout" svg:width="2.54cm" svg:height="1.27cm" svg:x="23.215cm" svg:y="14.37cm">
          <text:p text:style-name="P7"><text:span text:style-name="T5">5.0</text:span></text:p>
        </draw:rect>
        <draw:frame draw:style-name="gr3" draw:text-style-name="P9" draw:id="id1" draw:layer="layout" svg:width="2.86cm" svg:height="0.962cm" svg:x="17.515cm" svg:y="12.337cm">
          <draw:text-box>
            <text:p text:style-name="P1"><text:span text:style-name="T5">applePtr</text:span></text:p>
          </draw:text-box>
        </draw:frame>
        <draw:frame draw:style-name="gr3" draw:text-style-name="P8" draw:id="id3" draw:layer="layout" svg:width="2.047cm" svg:height="0.962cm" svg:x="23.416cm" svg:y="12.338cm">
          <draw:text-box>
            <text:p text:style-name="P7"><text:span text:style-name="T5">apple</text:span></text:p>
          </draw:text-box>
        </draw:frame>
        <draw:connector draw:style-name="gr4" draw:text-style-name="P10" draw:layer="layout" draw:type="line" svg:x1="18.945cm" svg:y1="13.299cm" svg:x2="18.985cm" svg:y2="14.37cm" draw:start-shape="id1" draw:start-glue-point="2" draw:end-shape="id2" draw:end-glue-point="0">
          <text:p text:style-name="P1"/>
        </draw:connector>
        <draw:connector draw:style-name="gr4" draw:text-style-name="P10" draw:layer="layout" draw:type="line" svg:x1="24.439cm" svg:y1="13.3cm" svg:x2="24.485cm" svg:y2="14.37cm" draw:start-shape="id3" draw:start-glue-point="2" draw:end-shape="id4" draw:end-glue-point="0">
          <text:p text:style-name="P1"/>
        </draw:connector>
        <draw:line draw:style-name="gr4" draw:text-style-name="P10" draw:layer="layout" svg:x1="19.895cm" svg:y1="14.918cm" svg:x2="22.934cm" svg:y2="14.382cm">
          <text:p text:style-name="P1"/>
        </draw:line>
        <draw:frame draw:style-name="gr3" draw:text-style-name="P8" draw:layer="layout" svg:width="1.874cm" svg:height="0.962cm" svg:x="25.616cm" svg:y="13.939cm">
          <draw:text-box>
            <text:p text:style-name="P7"><text:span text:style-name="T5">0x3e</text:span></text:p>
          </draw:text-box>
        </draw:frame>
        <draw:frame draw:style-name="gr3" draw:text-style-name="P8" draw:layer="layout" svg:width="1.7cm" svg:height="0.962cm" svg:x="25.616cm" svg:y="15.44cm">
          <draw:text-box>
            <text:p text:style-name="P7"><text:span text:style-name="T5">0x3f</text:span></text:p>
          </draw:text-box>
        </draw:frame>
        <draw:rect draw:style-name="gr5" draw:text-style-name="P7" draw:layer="layout" svg:width="2.54cm" svg:height="1.27cm" svg:x="23.215cm" svg:y="15.67cm">
          <text:p text:style-name="P1"/>
        </draw:rect>
        <draw:frame draw:style-name="gr3" draw:text-style-name="P8" draw:layer="layout" svg:width="1.874cm" svg:height="0.962cm" svg:x="25.616cm" svg:y="16.641cm">
          <draw:text-box>
            <text:p text:style-name="P7"><text:span text:style-name="T5">0x40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referencing pointers</text:p>
          </draw:text-box>
        </draw:frame>
        <draw:frame presentation:style-name="pr5" draw:text-style-name="P3" draw:layer="layout" svg:width="25.199cm" svg:height="14.702cm" svg:x="1.4cm" svg:y="4.507cm" presentation:class="outline" presentation:user-transformed="true">
          <draw:text-box>
            <text:list text:style-name="L3">
              <text:list-item>
                <text:p text:style-name="P3">The last example shows how to <text:span text:style-name="T2">make</text:span> a pointer:</text:p>
              </text:list-item>
            </text:list>
            <text:list text:style-name="L3">
              <text:list-item>
                <text:p text:style-name="P12"><text:span text:style-name="T6">VA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pplePtr</text:span><text:span text:style-name="T8"> : </text:span><text:span text:style-name="T9">POINTER</text:span><text:span text:style-name="T8"> </text:span><text:span text:style-name="T6">TO</text:span><text:span text:style-name="T8"> </text:span><text:span text:style-name="T6">REAL</text:span><text:span text:style-name="T8">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pple</text:span><text:span text:style-name="T8"> : </text:span><text:span text:style-name="T6">REAL</text:span><text:span text:style-name="T8">;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BEGIN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pple</text:span><text:span text:style-name="T8"> := 5.0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pplePtr</text:span><text:span text:style-name="T8"> := </text:span><text:span text:style-name="T6">SYSTEM</text:span><text:span text:style-name="T8">.</text:span><text:span text:style-name="T9">ADR</text:span><text:span text:style-name="T8"> (</text:span><text:span text:style-name="T7">apple</text:span><text:span text:style-name="T8">);</text:span></text:p>
                  </text:list-item>
                </text:list>
              </text:list-item>
            </text:list>
            <text:list text:style-name="L3">
              <text:list-item>
                <text:p text:style-name="P4">How do we <text:span text:style-name="T2">get</text:span> at the memory pointed to?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Ptr</text:span><text:span text:style-name="T2">^</text:span> := 4.0;<text:tab/><text:span text:style-name="T3">(* same as apple := 4.0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(C syntax: <text:span text:style-name="T4">*applePtr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The “hat” operator <text:span text:style-name="T4">^</text:span> is called the <text:span text:style-name="T2">dereferencing</text:span> operator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7.339cm" svg:height="6.676cm" svg:x="19.297cm" svg:y="6.062cm" presentation:class="outline" presentation:user-transformed="true">
          <draw:text-box>
            <text:list text:style-name="L3">
              <text:list-item>
                <text:p text:style-name="P12"><text:span text:style-name="T10">In C:</text:span></text:p>
              </text:list-item>
            </text:list>
            <text:list text:style-name="L3">
              <text:list-item>
                <text:p text:style-name="P12"><text:span text:style-name="T6">float</text:span><text:span text:style-name="T11"> </text:span><text:span text:style-name="T7">apple</text:span><text:span text:style-name="T11">;</text:span></text:p>
              </text:list-item>
            </text:list>
            <text:list text:style-name="L3">
              <text:list-item>
                <text:p text:style-name="P12"><text:span text:style-name="T6">float</text:span><text:span text:style-name="T9">*</text:span><text:span text:style-name="T11"> </text:span><text:span text:style-name="T7">applePtr</text:span><text:span text:style-name="T11">;</text:span></text:p>
              </text:list-item>
            </text:list>
            <text:list text:style-name="L3">
              <text:list-item>
                <text:p text:style-name="P12"><text:span text:style-name="T7">apple</text:span><text:span text:style-name="T11"> = 5.0;</text:span></text:p>
              </text:list-item>
            </text:list>
            <text:list text:style-name="L3">
              <text:list-item>
                <text:p text:style-name="P12"><text:span text:style-name="T7">applePtr</text:span><text:span text:style-name="T11"> = </text:span><text:span text:style-name="T9">&amp;</text:span><text:span text:style-name="T7">apple</text:span><text:span text:style-name="T11">;</text:span></text:p>
              </text:list-item>
            </text:list>
          </draw:text-box>
        </draw:frame>
        <draw:frame draw:style-name="gr6" draw:text-style-name="P16" draw:layer="layout" svg:width="0.802cm" svg:height="2.61cm" svg:x="18.614cm" svg:y="4.939cm">
          <draw:text-box>
            <text:list text:style-name="L4">
              <text:list-item>
                <text:list>
                  <text:list-item>
                    <text:p text:style-name="P12"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pointer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Different pointer types are <text:span text:style-name="T2">not</text:span> compatible</text:p>
              </text:list-item>
            </text:list>
            <text:list text:style-name="L3">
              <text:list-item>
                <text:list>
                  <text:list-item>
                    <text:p text:style-name="P17">But can always <text:span text:style-name="T2">cast</text:span> from one type to another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float* apple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int* pear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applePtr = (float*) pearPtr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NIL</text:span> points to nothing at all</text:p>
              </text:list-item>
            </text:list>
            <text:list text:style-name="L3">
              <text:list-item>
                <text:list>
                  <text:list-item>
                    <text:p text:style-name="P15">Handy for <text:span text:style-name="T2">initializing</text:span> pointers: <text:span text:style-name="T3">ptr1</text:span> := <text:span text:style-name="T4">NIL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Dereferencing</text:span> <text:span text:style-name="T4">NIL</text:span> raises <text:span text:style-name="T3">sysExcep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In C, use </text:span><text:span text:style-name="T2">NULL</text:span><text:span text:style-name="T12"> (which is just 0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 and C array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n <text:span text:style-name="T2">array</text:span> in C is really just a <text:span text:style-name="T2">pointer</text:span> to a location in memory that stores <text:span text:style-name="T2">consecutive</text:span> entries of the arra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float appleSizes[4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appleSizes[0] = 2.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Indexing</text:span> into the array is really done by <text:span text:style-name="T2">adding</text:span> to the pointer to the head of the array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appleSizes[2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Is the same as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*(appleSizes + 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ers and call-by-referenc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Pointers are how <text:span text:style-name="T2">call-by-reference</text:span> is done in C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int increment (int</text:span><text:span text:style-name="T15">*</text:span><text:span text:style-name="T14"> x) {</text:span><text:span text:style-name="T14"><text:tab/></text:span><text:span text:style-name="T14"><text:tab/></text:span><text:span text:style-name="T16">/* takes a pointer to an int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4">*x = *x + 1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4">return *x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int x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x = 5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increment (</text:span><text:span text:style-name="T15">&amp;</text:span><text:span text:style-name="T14">x);</text:span><text:span text:style-name="T14"><text:tab/></text:span><text:span text:style-name="T14"><text:tab/></text:span><text:span text:style-name="T14"><text:tab/></text:span><text:span text:style-name="T14"><text:tab/></text:span><text:span text:style-name="T16">/* pass a pointer to x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In <text:span text:style-name="T2">C++</text:span>, can specify in the <text:span text:style-name="T2">function</text:span> definiti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int increment (int &amp;x) {</text:span><text:span text:style-name="T14"><text:tab/></text:span><text:span text:style-name="T14"><text:tab/></text:span><text:span text:style-name="T16">/* call-by-reference *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4">x = x + 1; .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increment (x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vs. dynamic memor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Static</text:span> variables are allocated at the <text:span text:style-name="T2">beginning</text:span> of the program run</text:p>
              </text:list-item>
            </text:list>
            <text:list text:style-name="L3">
              <text:list-item>
                <text:list>
                  <text:list-item>
                    <text:p text:style-name="P17">Their size in memory is <text:span text:style-name="T2">fixed</text:span> at compile-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Variables named in <text:span text:style-name="T2">declaration</text:span> sec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ynamic</text:span> variables are allocated <text:span text:style-name="T2">during</text:span> the running of a program</text:p>
              </text:list-item>
            </text:list>
            <text:list text:style-name="L3">
              <text:list-item>
                <text:list>
                  <text:list-item>
                    <text:p text:style-name="P17">May also be <text:span text:style-name="T2">deallocated</text:span> during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Size need <text:span text:style-name="T2">not</text:span> be predetermin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Reference them via <text:span text:style-name="T2">pointer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ynamic variables</text:p>
          </draw:text-box>
        </draw:frame>
        <draw:frame presentation:style-name="pr5" draw:text-style-name="P3" draw:layer="layout" svg:width="25.199cm" svg:height="15.052cm" svg:x="1.4cm" svg:y="4.107cm" presentation:class="outline" presentation:user-transformed="true">
          <draw:text-box>
            <text:list text:style-name="L3">
              <text:list-item>
                <text:p text:style-name="P3">You can make your <text:span text:style-name="T12">own</text:span> <text:span text:style-name="T2">dynamically</text:span> allocated variables, using <text:span text:style-name="T4">NEW</text:span>() and <text:span text:style-name="T4">DISPOSE</text:span>(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applePtr</text:span><text:span text:style-name="T8"> : </text:span><text:span text:style-name="T6">POINTER</text:span><text:span text:style-name="T8"> </text:span><text:span text:style-name="T6">TO</text:span><text:span text:style-name="T8"> </text:span><text:span text:style-name="T6">REAL</text:span><text:span text:style-name="T8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9">NEW</text:span><text:span text:style-name="T8"> (</text:span><text:span text:style-name="T7">applePtr</text:span><text:span text:style-name="T8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2">Allocates</text:span> memory for a <text:span text:style-name="T4">REAL</text:span>, and stores the address in <text:span text:style-name="T3">applePt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7">DISPOSE</text:span><text:span text:style-name="T18"> (</text:span><text:span text:style-name="T19">applePtr</text:span><text:span text:style-name="T18">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2">Deallocates</text:span> the memory, and sets <text:span text:style-name="T3">applePtr</text:span> to <text:span text:style-name="T4">NI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Dynamic variables are in the <text:span text:style-name="T2">heap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Open space for program to allocate/dealloca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If heap is <text:span text:style-name="T2">full</text:span>, <text:span text:style-name="T4">NEW</text:span> sets pointer to <text:span text:style-name="T4">NI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caution about pointer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ointers are a <text:span text:style-name="T2">powerful</text:span> tool and a quick way to <text:span text:style-name="T2">shoot</text:span> yourself in the foo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Ptr</text:span> : <text:span text:style-name="T2">POINTER</text:span> <text:span text:style-name="T4">TO</text:span> <text:span text:style-name="T4">REAL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applePtr</text:span><text:span text:style-name="T4">^</text:span><text:span text:style-name="T12"> := 5.0;</text:span><text:span text:style-name="T12"><text:tab/></text:span><text:span text:style-name="T12"><text:tab/></text:span><text:span text:style-name="T3">(* yipes!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Uninitialized</text:span><text:span text:style-name="T12"> pointer could point to anywhere in memory: </text:span><text:span text:style-name="T2">dereferencing</text:span><text:span text:style-name="T12"> it can potentially modify any accessible memory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12">Can </text:span><text:span text:style-name="T2">crash</text:span><text:span text:style-name="T12"> older Windows; </text:span><text:span text:style-name="T2">core dump</text:span><text:span text:style-name="T12"> in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23T16:03:11</dc:date>
    <meta:editing-cycles>53</meta:editing-cycles>
    <meta:editing-duration>P1DT1H42M48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